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6424 - process. 09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0-10" calcext:value-type="date">
            <text:p>10/10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6433 - process. 10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1-10" calcext:value-type="date">
            <text:p>10/11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6442 - process. 1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2-10" calcext:value-type="date">
            <text:p>10/1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6451 - process. 1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6-01-09" calcext:value-type="date">
            <text:p>09/01/2026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6-01-31" calcext:value-type="date">
            <text:p>31/01/2026</text:p>
          </table:table-cell>
          <table:table-cell table:style-name="ce34" office:value-type="string" calcext:value-type="string">
            <text:p>NF 6460 - process. 01/2026</text:p>
          </table:table-cell>
          <table:table-cell table:style-name="ce40" office:value-type="float" office:value="310" calcext:value-type="float">
            <text:p>31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10" calcext:value-type="float">
            <text:p>310,00</text:p>
          </table:table-cell>
          <table:table-cell table:style-name="ce29" office:value-type="date" office:date-value="2026-02-10" calcext:value-type="date">
            <text:p>10/02/2026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6-02-28" calcext:value-type="date">
            <text:p>28/02/2026</text:p>
          </table:table-cell>
          <table:table-cell table:style-name="ce34" office:value-type="string" calcext:value-type="string">
            <text:p>NF 6469 - process. 02/2026</text:p>
          </table:table-cell>
          <table:table-cell table:style-name="ce40" office:value-type="float" office:value="310" calcext:value-type="float">
            <text:p>31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9]-[.F9]" office:value-type="float" office:value="310" calcext:value-type="float">
            <text:p>31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9])" office:value-type="float" office:value="310" calcext:value-type="float">
            <text:p>31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33.675196964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33.6773579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3-02T11:12:33.967077551</dc:date>
    <meta:print-date>2020-10-05T16:03:21.998000000</meta:print-date>
    <dc:language>pt-PT</dc:language>
    <meta:editing-cycles>580</meta:editing-cycles>
    <meta:editing-duration>P1DT5H4M54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